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Test Name</text:p>
          </table:table-cell>
          <table:table-cell table:style-name="ce5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XScript data out and exceptional conditio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9" table:default-cell-style-name="ce6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25</text:p>
          </table:table-cell>
          <table:table-cell table:style-name="ce1" office:value-type="string" calcext:value-type="string">
            <text:p>Test 26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Q2];&quot;X&quot; )" office:value-type="float" office:value="25" calcext:value-type="float">
            <text:p>25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Q3];&quot;X&quot; )" office:value-type="float" office:value="21" calcext:value-type="float">
            <text:p>21</text:p>
          </table:table-cell>
          <table:table-cell table:number-columns-repeated="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Q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Q5];&quot;X&quot; )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Q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Q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Q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Q9];&quot;X&quot; )" office:value-type="float" office:value="24" calcext:value-type="float">
            <text:p>24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Q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Q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Q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Q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Q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Q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Q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Q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Q1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Q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Q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Q2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Q23];&quot;X&quot; )"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Q24];&quot;X&quot; )" office:value-type="float" office:value="19" calcext:value-type="float">
            <text:p>19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Q25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Q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Q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Q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Q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Q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Q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Q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Q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Q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Q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Q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Q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Q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Q39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Q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Q41];&quot;X&quot; )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Q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Q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Q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Q4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Q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Q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Q48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Q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Q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Q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Q52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Q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Q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Q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Q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Q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Q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Q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Q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Q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Q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Q6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Q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Q6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Q66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Q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Q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Q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Q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Q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Q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Q7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Q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Q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Q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Q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Q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Q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Q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Q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Q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Q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Q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Q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Q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Q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Q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Q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Q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Q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Q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Q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Q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Q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Q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Q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Q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Q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Q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Q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Q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Q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Q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Q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Q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Q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Q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Q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Q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Q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Q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Q113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Q114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Q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Q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Q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Q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Q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Q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Q121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Q12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Q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Q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Q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Q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Q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Q12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Q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Q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Q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Q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Q13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Q13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Q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Q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Q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Q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Q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Q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Q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Q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Q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Q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Q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Q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Q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Q148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Q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Q150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Q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Q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Q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Q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Q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Q156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Q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Q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Q15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Q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Q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Q16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Q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Q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Q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Q16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Q167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Q16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Q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Q170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Q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Q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Q173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Q17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Q17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Q176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Q17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Q178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Q17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Q18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Q181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Q1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Q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Q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Q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Q18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Q18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Q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Q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Q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Q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Q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Q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Q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Q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Q19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Q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Q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Q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Q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1:.AQ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Q20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Q20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Q20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Q20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Q20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Q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Q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Q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Q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Q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Q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Q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Q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Q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Q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Q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Q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Q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Q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Q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Q222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Q223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Q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Q225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Q2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Q227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Q228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Q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Q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Q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6:07:14.090741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16T16:17:03.475339364</dc:date>
    <meta:editing-duration>P1DT19H21M13S</meta:editing-duration>
    <meta:editing-cycles>76</meta:editing-cycles>
    <meta:document-statistic meta:table-count="2" meta:cell-count="1365" meta:object-count="0"/>
  </office:meta>
</office:document-meta>
</file>